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398cm"/>
    </style:style>
    <style:style style:name="co8" style:family="table-column">
      <style:table-column-properties fo:break-before="auto" style:column-width="8.52cm"/>
    </style:style>
    <style:style style:name="co9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1.402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Ejemplo">
      <style:table-properties table:display="true" style:writing-mode="lr-tb"/>
    </style:style>
    <style:style style:name="ce1" style:family="table-cell" style:parent-style-name="Default">
      <style:table-cell-properties fo:border="0.035cm solid #000000"/>
      <style:text-properties fo:color="#000000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bfdfff" fo:border="0.035cm solid #000000"/>
      <style:text-properties fo:color="#000000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fefff" style:text-align-source="fix" style:repeat-content="false" fo:border="0.035cm solid #000000" style:vertical-align="bottom"/>
      <style:paragraph-properties fo:text-align="end"/>
      <style:text-properties fo:color="#000000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fo:color="#000000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fdfdf" fo:border="0.035cm solid #000000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e0" fo:border="0.035cm solid #000000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e0" fo:wrap-option="wrap" fo:border="0.035cm solid #000000" style:vertical-align="bottom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e0" fo:border="0.035cm solid #000000" style:vertical-align="bottom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="0.035cm solid #000000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color="#000000" style:text-line-through-style="none" style:font-name="Arial1" fo:font-size="20pt" fo:font-style="normal" style:text-underline-style="none" fo:font-weight="bold" style:font-name-asian="Arial1" style:font-size-asian="20pt" style:font-style-asian="normal" style:font-weight-asian="bold" style:font-size-complex="20pt" style:font-style-complex="normal" style:font-weight-complex="bold"/>
    </style:style>
  </office:automatic-styles>
  <office:body>
    <office:spreadsheet>
      <table:table table:name="Dat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style-name="ce5" table:number-columns-repeated="20"/>
          <table:table-cell table:number-columns-repeated="230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style-name="ce5" table:number-columns-repeated="19"/>
          <table:table-cell table:number-columns-repeated="230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style-name="ce5" table:number-columns-repeated="20"/>
          <table:table-cell table:number-columns-repeated="230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5" table:number-columns-repeated="20"/>
          <table:table-cell table:number-columns-repeated="23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</text:p>
            <text:p>18/02/2016: primera reunion (1,5 horas)</text:p>
            <text:p>23/02/2016: desarrollo de gui (2 horas)</text:p>
            <text:p>26/02/2016: reunion scrum (1 hora)</text:p>
          </table:table-cell>
          <table:table-cell table:style-name="ce8" office:value-type="string">
            <text:p>18/02/2016: primera reunion (1,5 horas)</text:p>
            <text:p>26/02/2016: reunion scrum (1 hora)</text:p>
          </table:table-cell>
          <table:table-cell table:style-name="ce8" office:value-type="string">
            <text:p>18/02/2016: primera reunion (1,5 horas)</text:p>
            <text:p>26/02/2016: reunion scrum (1 hora)</text:p>
            <text:p>28/02/2016: tutorial ionic (1 hora)</text:p>
          </table:table-cell>
          <table:table-cell table:style-name="ce8" office:value-type="string">
            <text:p>18/02/2016: primera reunion (1,5 horas)</text:p>
            <text:p>22/02/2016: tutorial ionic (1 hora)</text:p>
            <text:p>26/02/2016: reunion scrum (1 hora)</text:p>
            <text:p>28/02/2016: diagrama entidades (1 hora)</text:p>
          </table:table-cell>
          <table:table-cell table:style-name="ce5" table:number-columns-repeated="20"/>
          <table:table-cell table:number-columns-repeated="230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style-name="ce5" table:number-columns-repeated="20"/>
          <table:table-cell table:number-columns-repeated="230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5" table:number-columns-repeated="20"/>
          <table:table-cell table:number-columns-repeated="23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</text:p>
            <text:p>04/03/2016: integración con Leaflet, añadida funcionalidad botones, y añadidos menús de Capas y Acciones a través de modals (2,5 horas)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</text:p>
          </table:table-cell>
          <table:table-cell table:number-columns-repeated="2" table:style-name="ce8" office:value-type="string">
            <text:p>02/03/2016: reunión arquitectura (1,5 horas)</text:p>
          </table:table-cell>
          <table:table-cell table:style-name="ce5" table:number-columns-repeated="20"/>
          <table:table-cell table:number-columns-repeated="230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style-name="ce5" table:number-columns-repeated="20"/>
          <table:table-cell table:number-columns-repeated="230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20"/>
          <table:table-cell table:number-columns-repeated="23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20"/>
          <table:table-cell table:number-columns-repeated="230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style-name="ce5" table:number-columns-repeated="20"/>
          <table:table-cell table:number-columns-repeated="230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20"/>
          <table:table-cell table:number-columns-repeated="23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20"/>
          <table:table-cell table:number-columns-repeated="230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style-name="ce5" table:number-columns-repeated="20"/>
          <table:table-cell table:number-columns-repeated="230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20"/>
          <table:table-cell table:number-columns-repeated="23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20"/>
          <table:table-cell table:number-columns-repeated="230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style-name="ce5" table:number-columns-repeated="20"/>
          <table:table-cell table:number-columns-repeated="230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20"/>
          <table:table-cell table:number-columns-repeated="23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20"/>
          <table:table-cell table:number-columns-repeated="230"/>
        </table:table-row>
        <table:table-row table:style-name="ro1">
          <table:table-cell table:style-name="ce4"/>
          <table:table-cell table:style-name="ce5" table:number-columns-repeated="25"/>
          <table:table-cell table:number-columns-repeated="230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13.5">
            <text:p>13,5</text:p>
          </table:table-cell>
          <table:table-cell table:style-name="ce6" table:formula="of:=SUM([.C4];[.C7];[.C10];[.C13];[.C16];[.C19])" office:value-type="float" office:value="8">
            <text:p>8</text:p>
          </table:table-cell>
          <table:table-cell table:style-name="ce6" table:formula="of:=SUM([.D4];[.D7];[.D10];[.D13];[.D16];[.D19])" office:value-type="float" office:value="9">
            <text:p>9</text:p>
          </table:table-cell>
          <table:table-cell table:style-name="ce6" table:formula="of:=SUM([.E4];[.E7];[.E10];[.E13];[.E16];[.E19])" office:value-type="float" office:value="5">
            <text:p>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style-name="ce5" table:number-columns-repeated="20"/>
          <table:table-cell table:number-columns-repeated="230"/>
        </table:table-row>
        <table:table-row table:style-name="ro1">
          <table:table-cell table:style-name="ce4"/>
          <table:table-cell table:style-name="ce5" table:number-columns-repeated="25"/>
          <table:table-cell table:number-columns-repeated="230"/>
        </table:table-row>
        <table:table-row table:style-name="ro4" table:number-rows-repeated="977">
          <table:table-cell table:style-name="ce5" table:number-columns-repeated="26"/>
          <table:table-cell table:number-columns-repeated="230"/>
        </table:table-row>
        <table:table-row table:style-name="ro5" table:number-rows-repeated="6453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Ejemplo" table:style-name="ta2" table:print="false"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3" table:number-columns-repeated="9" table:default-cell-style-name="Default"/>
        <table:table-column table:style-name="co9" table:number-columns-repeated="11" table:default-cell-style-name="Default"/>
        <table:table-column table:style-name="co5" table:number-columns-repeated="230" table:default-cell-style-name="Default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style-name="ce5" table:number-columns-repeated="21"/>
          <table:table-cell table:number-columns-repeated="230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style-name="ce5" table:number-columns-repeated="20"/>
          <table:table-cell table:number-columns-repeated="230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style-name="ce5" table:number-columns-repeated="21"/>
          <table:table-cell table:number-columns-repeated="230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style-name="ce5" table:number-columns-repeated="21"/>
          <table:table-cell table:number-columns-repeated="230"/>
        </table:table-row>
        <table:table-row table:style-name="ro6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style-name="ce5" table:number-columns-repeated="21"/>
          <table:table-cell table:number-columns-repeated="230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style-name="ce5" table:number-columns-repeated="21"/>
          <table:table-cell table:number-columns-repeated="230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style-name="ce5" table:number-columns-repeated="21"/>
          <table:table-cell table:number-columns-repeated="230"/>
        </table:table-row>
        <table:table-row table:style-name="ro6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style-name="ce5" table:number-columns-repeated="21"/>
          <table:table-cell table:number-columns-repeated="230"/>
        </table:table-row>
        <table:table-row table:style-name="ro7">
          <table:table-cell table:style-name="ce11" office:value-type="string">
            <text:p>...</text:p>
          </table:table-cell>
          <table:table-cell table:style-name="ce5" table:number-columns-repeated="25"/>
          <table:table-cell table:number-columns-repeated="230"/>
        </table:table-row>
        <table:table-row table:style-name="ro7">
          <table:table-cell table:style-name="ce11"/>
          <table:table-cell table:style-name="ce5" table:number-columns-repeated="25"/>
          <table:table-cell table:number-columns-repeated="230"/>
        </table:table-row>
        <table:table-row table:style-name="ro1">
          <table:table-cell table:style-name="ce4" office:value-type="string">
            <text:p>Notas</text:p>
          </table:table-cell>
          <table:table-cell table:style-name="ce5" table:number-columns-repeated="25"/>
          <table:table-cell table:number-columns-repeated="230"/>
        </table:table-row>
        <table:table-row table:style-name="ro4">
          <table:table-cell table:style-name="ce5"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style-name="ce5" table:number-columns-repeated="25"/>
          <table:table-cell table:number-columns-repeated="230"/>
        </table:table-row>
        <table:table-row table:style-name="ro4">
          <table:table-cell table:style-name="ce5" office:value-type="string">
            <text:p>También es normal que las primeras semanas se dediquen algunas horas menos. Pero no os descuidéis, o se os acumulará mucho trabajo al final</text:p>
          </table:table-cell>
          <table:table-cell table:style-name="ce5" table:number-columns-repeated="25"/>
          <table:table-cell table:number-columns-repeated="230"/>
        </table:table-row>
        <table:table-row table:style-name="ro4">
          <table:table-cell table:style-name="ce5" table:number-columns-repeated="26"/>
          <table:table-cell table:number-columns-repeated="230"/>
        </table:table-row>
        <table:table-row table:style-name="ro1" table:number-rows-repeated="7">
          <table:table-cell table:style-name="ce4"/>
          <table:table-cell table:style-name="ce5" table:number-columns-repeated="25"/>
          <table:table-cell table:number-columns-repeated="230"/>
        </table:table-row>
        <table:table-row table:style-name="ro4" table:number-rows-repeated="979">
          <table:table-cell table:style-name="ce5" table:number-columns-repeated="26"/>
          <table:table-cell table:number-columns-repeated="230"/>
        </table:table-row>
        <table:table-row table:style-name="ro5" table:number-rows-repeated="6453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7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7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7P2" style:volatile="true">
      <number:currency-symbol>$</number:currency-symbol>
      <number:text>- </number:text>
    </number:currency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P1" style:volatile="true">
      <number:text> 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4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4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4P2" style:volatile="true">
      <number:currency-symbol>$</number:currency-symbol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7"/>
    <style:style style:name="Currency_20__5b_0_5d_" style:display-name="Currency [0]" style:family="table-cell" style:parent-style-name="Default" style:data-style-name="N111"/>
    <style:style style:name="Comma" style:family="table-cell" style:parent-style-name="Default" style:data-style-name="N114"/>
    <style:style style:name="Comma_20__5b_0_5d_" style:display-name="Comma [0]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7/03/2016</text:date>, <text:time>20:29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mplo" style:display-name="PageStyle_Ejemp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07T20:29:52.21</dc:date>
    <meta:editing-duration>PT00H00M53S</meta:editing-duration>
    <meta:editing-cycles>1</meta:editing-cycles>
    <meta:document-statistic meta:table-count="2" meta:cell-count="101" meta:object-count="0"/>
    <meta:generator>OpenOffice.org/3.0$Win32 OpenOffice.org_project/300m15$Build-9379</meta:generator>
  </office:meta>
</office:document-meta>
</file>